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NN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96169" calcext:value-type="float">
            <text:p>0.96169</text:p>
          </table:table-cell>
          <table:table-cell office:value-type="float" office:value="5853.64" calcext:value-type="float">
            <text:p>5853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952262" calcext:value-type="float">
            <text:p>0.952262</text:p>
          </table:table-cell>
          <table:table-cell office:value-type="float" office:value="5881.12" calcext:value-type="float">
            <text:p>5881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3169" calcext:value-type="float">
            <text:p>0.93169</text:p>
          </table:table-cell>
          <table:table-cell office:value-type="float" office:value="6026.68" calcext:value-type="float">
            <text:p>6026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78833" calcext:value-type="float">
            <text:p>0.878833</text:p>
          </table:table-cell>
          <table:table-cell office:value-type="float" office:value="6845.26" calcext:value-type="float">
            <text:p>6845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1:25:36.007897127</meta:creation-date>
    <dc:date>2015-05-12T11:29:56.009399721</dc:date>
    <meta:editing-duration>P0D</meta:editing-duration>
    <meta:editing-cycles>1</meta:editing-cycles>
    <meta:document-statistic meta:table-count="1" meta:cell-count="21" meta:object-count="0"/>
    <meta:generator>LibreOffice/4.2.6.3$Linux_X86_64 LibreOffice_project/420m0$Build-3</meta:generator>
  </office:meta>
</office:document-meta>
</file>